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1118" officeooo:paragraph-rsid="000e1118"/>
    </style:style>
    <style:style style:name="P2" style:family="paragraph" style:parent-style-name="Standard">
      <style:text-properties officeooo:rsid="000e5354" officeooo:paragraph-rsid="000e5354"/>
    </style:style>
    <style:style style:name="P3" style:family="paragraph" style:parent-style-name="Standard">
      <style:text-properties officeooo:rsid="00114cdc" officeooo:paragraph-rsid="00114cdc"/>
    </style:style>
    <style:style style:name="P4" style:family="paragraph" style:parent-style-name="Standard">
      <style:text-properties fo:font-size="10pt" officeooo:rsid="00114cdc" officeooo:paragraph-rsid="00114cdc"/>
    </style:style>
    <style:style style:name="P5" style:family="paragraph" style:parent-style-name="Standard" style:list-style-name="L1">
      <style:text-properties officeooo:rsid="000e1118" officeooo:paragraph-rsid="000e1118"/>
    </style:style>
    <style:style style:name="P6" style:family="paragraph" style:parent-style-name="Standard" style:list-style-name="L2">
      <style:text-properties officeooo:rsid="0012b709" officeooo:paragraph-rsid="0012b709"/>
    </style:style>
    <style:style style:name="P7" style:family="paragraph" style:parent-style-name="Standard" style:list-style-name="L2">
      <style:text-properties officeooo:paragraph-rsid="0012b709"/>
    </style:style>
    <style:style style:name="P8" style:family="paragraph" style:parent-style-name="Standard" style:list-style-name="L2">
      <style:text-properties officeooo:rsid="00135dab" officeooo:paragraph-rsid="00135dab"/>
    </style:style>
    <style:style style:name="P9" style:family="paragraph" style:parent-style-name="Standard" style:list-style-name="L2">
      <style:text-properties officeooo:rsid="00144bc9" officeooo:paragraph-rsid="00144bc9"/>
    </style:style>
    <style:style style:name="T1" style:family="text">
      <style:text-properties officeooo:rsid="000e5354"/>
    </style:style>
    <style:style style:name="T2" style:family="text">
      <style:text-properties officeooo:rsid="0012b709"/>
    </style:style>
    <style:style style:name="T3" style:family="text">
      <style:text-properties officeooo:rsid="00135dab"/>
    </style:style>
    <style:style style:name="T4" style:family="text">
      <style:text-properties officeooo:rsid="00144bc9"/>
    </style:style>
    <style:style style:name="T5" style:family="text">
      <style:text-properties officeooo:rsid="00144f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9B: Gender ans Couchsurfing </text:p>
      <text:p text:style-name="P1"/>
      <text:p text:style-name="P4">Since its beginning, the CS community has more men than women, mainly because travelling is easier for men. </text:p>
      <text:p text:style-name="P4">Before, each member of this community was trustful with others, as host or guest, and it was to the point women found safer to be hosted by 3 men with CS than being hosted by a hostel. </text:p>
      <text:p text:style-name="P4">But now, it’s highly risky as more predator men are using it. </text:p>
      <text:p text:style-name="P4">And this is what got CS to its loss. </text:p>
      <text:p text:style-name="P3"/>
      <text:list xml:id="list9703956481715712" text:style-name="L2">
        <text:list-item>
          <text:p text:style-name="P7"><text:span text:style-name="T2">Firstly, NC speaks about the lack of balance between the proportion of men and women on the site, mostly because in out societies, men are less prohibited to travel than women. At a time, it was unthinkable/unbelievable for someone to take advantage of their hosts, no matter their genders. </text:span></text:p>
        </text:list-item>
        <text:list-item>
          <text:p text:style-name="P6">NC was shocked to meet a woman travelling alone staying with three unknown men. He understood that this female preferred CS than going to ho<text:span text:style-name="T3">s</text:span>tel<text:span text:style-name="T3">s</text:span>, thinking it was safer. </text:p>
        </text:list-item>
        <text:list-item>
          <text:p text:style-name="P8">NC is questioning the trust relationship between hosts and their guests. Nowadays, both hosts and guests can be stolen <text:span text:style-name="T4">and</text:span> offensive. <text:span text:style-name="T4">In fact some CS can disgusted by the lack of hygiene. </text:span></text:p>
        </text:list-item>
        <text:list-item>
          <text:p text:style-name="P9">NC is shocked that some boys have no shame to text risky messages to women. </text:p>
        </text:list-item>
        <text:list-item>
          <text:p text:style-name="P9">CS has become like all social media, if you don’t have the follower base, you won’t be considered in the CS world, it has lost its spirit. </text:p>
        </text:list-item>
        <text:list-item>
          <text:p text:style-name="P9">Last but not least, he regrets/<text:span text:style-name="T5">misses</text:span> the sharing of culture <text:span text:style-name="T5">and the interaction between people around the world. </text:span></text:p>
        </text:list-item>
      </text:list>
      <text:p text:style-name="P1"/>
      <text:p text:style-name="P1"/>
      <text:p text:style-name="P1">Lexique:</text:p>
      <text:list xml:id="list7571245346293107641" text:style-name="L1">
        <text:list-item>
          <text:p text:style-name="P5"><text:span text:style-name="T1">t</text:span>o enlighten = <text:span text:style-name="T1">e</text:span>nrichir </text:p>
        </text:list-item>
        <text:list-item>
          <text:p text:style-name="P5"><text:span text:style-name="T1">t</text:span>o fulfill = <text:span text:style-name="T1">accomplir, réaliser (son rêve) 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4:05:22.969000000</meta:creation-date>
    <dc:date>2019-04-15T15:38:42.574000000</dc:date>
    <meta:editing-duration>PT11M46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4" meta:word-count="271" meta:character-count="1486" meta:non-whitespace-character-count="1224"/>
  </office:meta>
</office:document-meta>
</file>